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555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2.0937in"/>
    </style:style>
    <style:style style:name="co16" style:family="table-column">
      <style:table-column-properties fo:break-before="auto" style:column-width="1.665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9.8126in" svg:height="6.2528in" svg:x="0.1315in" svg:y="6.6957in">
            <draw:object draw:notify-on-update-of-ranges="Spectral.C13:Spectral.C36 Spectral.E13:Spectral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685in" svg:height="6.4264in" svg:x="0.237in" svg:y="12.9547in">
            <draw:object draw:notify-on-update-of-ranges="Spectral.D13:Spectral.D36 Spectral.E12:Spectral.E12 Spectral.E13:Spectral.E36 Spectral.N14:Spectral.N36 Spectral.R12:Spectral.R12 Spectral.R14:Spectral.R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pectral.E12:Spectral.E36 Spectral.F12:Spectral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7091in" svg:height="5.0717in" svg:x="0.065in" svg:y="24.8728in">
            <draw:object draw:notify-on-update-of-ranges="Spectral.C13:Spectral.C36 Spectral.D12:Spectral.D12 Spectral.D13:Spectral.D36 Spectral.C13:Spectral.C36 Spectral.N12:Spectral.N12 Spectral.N13:Spectral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pectral.C13:Spectral.C36 Spectral.O13:Spectral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0102in">
            <draw:object draw:notify-on-update-of-ranges="Spectral.O13:Spectral.O36 Spectral.N13:Spectral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pectral.O13:Spectral.O36 Spectral.E12:Spectral.E12 Spectral.E13:Spectral.E36 Spectral.O14:Spectral.O36 Spectral.T12:Spectral.T12 Spectral.T14:Spectral.T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pectral.E13:Spectral.E36 Spectral.Q13:Spectral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formula="of:=[.K13]*(-([.J13]/(3*[.$B$6]))*(8*COS(PI()*[.$F$8]*[.$A$6])+2*COS(PI()*[.$F$8]*[.$A$6])^2-10)+[.A13])" office:value-type="float" office:value="0">
            <text:p>0</text:p>
          </table:table-cell>
          <table:table-cell table:formula="of:=[.K13]*(-([.J13]/(3*[.$B$6]))*(8*COS(PI()*[.$E$8]*[.$A$6])+2*COS(PI()*[.$E$8]*[.$A$6])^2-10)+[.A13])" office:value-type="float" office:value="1.6">
            <text:p>1.6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0">
            <text:p>#DIV/0!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18.0303022077754">
            <text:p>18.0303022078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formula="of:=[.K14]*(-([.J14]/(3*[.$B$6]))*(8*COS(PI()*[.$F$8]*[.$A$6])+2*COS(PI()*[.$F$8]*[.$A$6])^2-10)+[.A14])" office:value-type="float" office:value="0.00280461202866937">
            <text:p>0.002804612</text:p>
          </table:table-cell>
          <table:table-cell table:formula="of:=[.K14]*(-([.J14]/(3*[.$B$6]))*(8*COS(PI()*[.$E$8]*[.$A$6])+2*COS(PI()*[.$E$8]*[.$A$6])^2-10)+[.A14])" office:value-type="float" office:value="1.5983172327828">
            <text:p>1.598317232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569.888888888889">
            <text:p>569.8888888889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17.9317124925847">
            <text:p>17.931712492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formula="of:=[.K15]*(-([.J15]/(3*[.$B$6]))*(8*COS(PI()*[.$F$8]*[.$A$6])+2*COS(PI()*[.$F$8]*[.$A$6])^2-10)+[.A15])" office:value-type="float" office:value="0.00670474298485225">
            <text:p>0.006704743</text:p>
          </table:table-cell>
          <table:table-cell table:formula="of:=[.K15]*(-([.J15]/(3*[.$B$6]))*(8*COS(PI()*[.$E$8]*[.$A$6])+2*COS(PI()*[.$E$8]*[.$A$6])^2-10)+[.A15])" office:value-type="float" office:value="1.59597715420909">
            <text:p>1.5959771542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38.037037037037">
            <text:p>238.037037037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7.7959385017117">
            <text:p>17.795938501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formula="of:=[.K16]*(-([.J16]/(3*[.$B$6]))*(8*COS(PI()*[.$F$8]*[.$A$6])+2*COS(PI()*[.$F$8]*[.$A$6])^2-10)+[.A16])" office:value-type="float" office:value="0.0116745938600284">
            <text:p>0.0116745939</text:p>
          </table:table-cell>
          <table:table-cell table:formula="of:=[.K16]*(-([.J16]/(3*[.$B$6]))*(8*COS(PI()*[.$E$8]*[.$A$6])+2*COS(PI()*[.$E$8]*[.$A$6])^2-10)+[.A16])" office:value-type="float" office:value="1.59299524368398">
            <text:p>1.5929952437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136.449735449735">
            <text:p>136.4497354497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17.6251215067147">
            <text:p>17.625121506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formula="of:=[.K17]*(-([.J17]/(3*[.$B$6]))*(8*COS(PI()*[.$F$8]*[.$A$6])+2*COS(PI()*[.$F$8]*[.$A$6])^2-10)+[.A17])" office:value-type="float" office:value="0.0176817288801572">
            <text:p>0.0176817289</text:p>
          </table:table-cell>
          <table:table-cell table:formula="of:=[.K17]*(-([.J17]/(3*[.$B$6]))*(8*COS(PI()*[.$E$8]*[.$A$6])+2*COS(PI()*[.$E$8]*[.$A$6])^2-10)+[.A17])" office:value-type="float" office:value="1.58939096267191">
            <text:p>1.5893909627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89.8888888888889">
            <text:p>89.8888888889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17.4218662691227">
            <text:p>17.421866269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formula="of:=[.K18]*(-([.J18]/(3*[.$B$6]))*(8*COS(PI()*[.$F$8]*[.$A$6])+2*COS(PI()*[.$F$8]*[.$A$6])^2-10)+[.A18])" office:value-type="float" office:value="0.0326481257557437">
            <text:p>0.0326481258</text:p>
          </table:table-cell>
          <table:table-cell table:formula="of:=[.K18]*(-([.J18]/(3*[.$B$6]))*(8*COS(PI()*[.$E$8]*[.$A$6])+2*COS(PI()*[.$E$8]*[.$A$6])^2-10)+[.A18])" office:value-type="float" office:value="1.58041112454655">
            <text:p>1.5804111245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48.4074074074074">
            <text:p>48.4074074074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16.9301941556531">
            <text:p>16.9301941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formula="of:=[.K19]*(-([.J19]/(3*[.$B$6]))*(8*COS(PI()*[.$F$8]*[.$A$6])+2*COS(PI()*[.$F$8]*[.$A$6])^2-10)+[.A19])" office:value-type="float" office:value="0.0512333965844402">
            <text:p>0.0512333966</text:p>
          </table:table-cell>
          <table:table-cell table:formula="of:=[.K19]*(-([.J19]/(3*[.$B$6]))*(8*COS(PI()*[.$E$8]*[.$A$6])+2*COS(PI()*[.$E$8]*[.$A$6])^2-10)+[.A19])" office:value-type="float" office:value="1.56925996204934">
            <text:p>1.569259962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30.6296296296296">
            <text:p>30.6296296296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6.3472575674835">
            <text:p>16.34725756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formula="of:=[.K20]*(-([.J20]/(3*[.$B$6]))*(8*COS(PI()*[.$F$8]*[.$A$6])+2*COS(PI()*[.$F$8]*[.$A$6])^2-10)+[.A20])" office:value-type="float" office:value="0.0730011587485516">
            <text:p>0.0730011587</text:p>
          </table:table-cell>
          <table:table-cell table:formula="of:=[.K20]*(-([.J20]/(3*[.$B$6]))*(8*COS(PI()*[.$E$8]*[.$A$6])+2*COS(PI()*[.$E$8]*[.$A$6])^2-10)+[.A20])" office:value-type="float" office:value="1.55619930475087">
            <text:p>1.5561993048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1.3174603174603">
            <text:p>21.3174603175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5.7004629048647">
            <text:p>15.70046290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formula="of:=[.K21]*(-([.J21]/(3*[.$B$6]))*(8*COS(PI()*[.$F$8]*[.$A$6])+2*COS(PI()*[.$F$8]*[.$A$6])^2-10)+[.A21])" office:value-type="float" office:value="0.0974729241877257">
            <text:p>0.0974729242</text:p>
          </table:table-cell>
          <table:table-cell table:formula="of:=[.K21]*(-([.J21]/(3*[.$B$6]))*(8*COS(PI()*[.$E$8]*[.$A$6])+2*COS(PI()*[.$E$8]*[.$A$6])^2-10)+[.A21])" office:value-type="float" office:value="1.54151624548736">
            <text:p>1.5415162455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15.8148148148148">
            <text:p>15.8148148148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15.0156626495203">
            <text:p>15.01566264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formula="of:=[.K22]*(-([.J22]/(3*[.$B$6]))*(8*COS(PI()*[.$F$8]*[.$A$6])+2*COS(PI()*[.$F$8]*[.$A$6])^2-10)+[.A22])" office:value-type="float" office:value="0.124151521786731">
            <text:p>0.1241515218</text:p>
          </table:table-cell>
          <table:table-cell table:formula="of:=[.K22]*(-([.J22]/(3*[.$B$6]))*(8*COS(PI()*[.$E$8]*[.$A$6])+2*COS(PI()*[.$E$8]*[.$A$6])^2-10)+[.A22])" office:value-type="float" office:value="1.52550908692796">
            <text:p>1.5255090869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12.2874779541446">
            <text:p>12.2874779541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14.3153793358912">
            <text:p>14.31537933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formula="of:=[.K23]*(-([.J23]/(3*[.$B$6]))*(8*COS(PI()*[.$F$8]*[.$A$6])+2*COS(PI()*[.$F$8]*[.$A$6])^2-10)+[.A23])" office:value-type="float" office:value="0.152542372881356">
            <text:p>0.1525423729</text:p>
          </table:table-cell>
          <table:table-cell table:formula="of:=[.K23]*(-([.J23]/(3*[.$B$6]))*(8*COS(PI()*[.$E$8]*[.$A$6])+2*COS(PI()*[.$E$8]*[.$A$6])^2-10)+[.A23])" office:value-type="float" office:value="1.50847457627119">
            <text:p>1.5084745763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9.88888888888889">
            <text:p>9.8888888889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13.617913363617">
            <text:p>13.617913363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formula="of:=[.K24]*(-([.J24]/(3*[.$B$6]))*(8*COS(PI()*[.$F$8]*[.$A$6])+2*COS(PI()*[.$F$8]*[.$A$6])^2-10)+[.A24])" office:value-type="float" office:value="0.182171335105295">
            <text:p>0.1821713351</text:p>
          </table:table-cell>
          <table:table-cell table:formula="of:=[.K24]*(-([.J24]/(3*[.$B$6]))*(8*COS(PI()*[.$E$8]*[.$A$6])+2*COS(PI()*[.$E$8]*[.$A$6])^2-10)+[.A24])" office:value-type="float" office:value="1.49069719893682">
            <text:p>1.490697198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8.18294051627385">
            <text:p>8.182940516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12.9371787598043">
            <text:p>12.93717875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formula="of:=[.K25]*(-([.J25]/(3*[.$B$6]))*(8*COS(PI()*[.$F$8]*[.$A$6])+2*COS(PI()*[.$F$8]*[.$A$6])^2-10)+[.A25])" office:value-type="float" office:value="0.21259842519685">
            <text:p>0.2125984252</text:p>
          </table:table-cell>
          <table:table-cell table:formula="of:=[.K25]*(-([.J25]/(3*[.$B$6]))*(8*COS(PI()*[.$E$8]*[.$A$6])+2*COS(PI()*[.$E$8]*[.$A$6])^2-10)+[.A25])" office:value-type="float" office:value="1.47244094488189">
            <text:p>1.4724409449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6.92592592592592">
            <text:p>6.9259259259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12.283032869274">
            <text:p>12.283032869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formula="of:=[.K26]*(-([.J26]/(3*[.$B$6]))*(8*COS(PI()*[.$F$8]*[.$A$6])+2*COS(PI()*[.$F$8]*[.$A$6])^2-10)+[.A26])" office:value-type="float" office:value="0.243427274446756">
            <text:p>0.2434272744</text:p>
          </table:table-cell>
          <table:table-cell table:formula="of:=[.K26]*(-([.J26]/(3*[.$B$6]))*(8*COS(PI()*[.$E$8]*[.$A$6])+2*COS(PI()*[.$E$8]*[.$A$6])^2-10)+[.A26])" office:value-type="float" office:value="1.45394363533195">
            <text:p>1.4539436353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5.97280497280497">
            <text:p>5.9728049728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11.661873243882">
            <text:p>11.661873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formula="of:=[.K27]*(-([.J27]/(3*[.$B$6]))*(8*COS(PI()*[.$F$8]*[.$A$6])+2*COS(PI()*[.$F$8]*[.$A$6])^2-10)+[.A27])" office:value-type="float" office:value="0.274310595065312">
            <text:p>0.2743105951</text:p>
          </table:table-cell>
          <table:table-cell table:formula="of:=[.K27]*(-([.J27]/(3*[.$B$6]))*(8*COS(PI()*[.$E$8]*[.$A$6])+2*COS(PI()*[.$E$8]*[.$A$6])^2-10)+[.A27])" office:value-type="float" office:value="1.43541364296081">
            <text:p>1.435413643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5.23280423280423">
            <text:p>5.2328042328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11.0773262756084">
            <text:p>11.077326275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formula="of:=[.K28]*(-([.J28]/(3*[.$B$6]))*(8*COS(PI()*[.$F$8]*[.$A$6])+2*COS(PI()*[.$F$8]*[.$A$6])^2-10)+[.A28])" office:value-type="float" office:value="0.304952215464813">
            <text:p>0.3049522155</text:p>
          </table:table-cell>
          <table:table-cell table:formula="of:=[.K28]*(-([.J28]/(3*[.$B$6]))*(8*COS(PI()*[.$E$8]*[.$A$6])+2*COS(PI()*[.$E$8]*[.$A$6])^2-10)+[.A28])" office:value-type="float" office:value="1.41702867072111">
            <text:p>1.4170286707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4.64672364672365">
            <text:p>4.6467236467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10.5309137456479">
            <text:p>10.5309137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formula="of:=[.K29]*(-([.J29]/(3*[.$B$6]))*(8*COS(PI()*[.$F$8]*[.$A$6])+2*COS(PI()*[.$F$8]*[.$A$6])^2-10)+[.A29])" office:value-type="float" office:value="0.335106382978723">
            <text:p>0.335106383</text:p>
          </table:table-cell>
          <table:table-cell table:formula="of:=[.K29]*(-([.J29]/(3*[.$B$6]))*(8*COS(PI()*[.$E$8]*[.$A$6])+2*COS(PI()*[.$E$8]*[.$A$6])^2-10)+[.A29])" office:value-type="float" office:value="1.39893617021277">
            <text:p>1.3989361702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4.17460317460317">
            <text:p>4.1746031746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10.0226364784867">
            <text:p>10.02263647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formula="of:=[.K30]*(-([.J30]/(3*[.$B$6]))*(8*COS(PI()*[.$F$8]*[.$A$6])+2*COS(PI()*[.$F$8]*[.$A$6])^2-10)+[.A30])" office:value-type="float" office:value="0.393203883495146">
            <text:p>0.3932038835</text:p>
          </table:table-cell>
          <table:table-cell table:formula="of:=[.K30]*(-([.J30]/(3*[.$B$6]))*(8*COS(PI()*[.$E$8]*[.$A$6])+2*COS(PI()*[.$E$8]*[.$A$6])^2-10)+[.A30])" office:value-type="float" office:value="1.36407766990291">
            <text:p>1.3640776699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3.46913580246913">
            <text:p>3.4691358025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9.11564653213111">
            <text:p>9.11564653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formula="of:=[.K31]*(-([.J31]/(3*[.$B$6]))*(8*COS(PI()*[.$F$8]*[.$A$6])+2*COS(PI()*[.$F$8]*[.$A$6])^2-10)+[.A31])" office:value-type="float" office:value="0.447513812154696">
            <text:p>0.4475138122</text:p>
          </table:table-cell>
          <table:table-cell table:formula="of:=[.K31]*(-([.J31]/(3*[.$B$6]))*(8*COS(PI()*[.$E$8]*[.$A$6])+2*COS(PI()*[.$E$8]*[.$A$6])^2-10)+[.A31])" office:value-type="float" office:value="1.33149171270718">
            <text:p>1.3314917127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2.97530864197531">
            <text:p>2.975308642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8.34154759437616">
            <text:p>8.34154759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formula="of:=[.K32]*(-([.J32]/(3*[.$B$6]))*(8*COS(PI()*[.$F$8]*[.$A$6])+2*COS(PI()*[.$F$8]*[.$A$6])^2-10)+[.A32])" office:value-type="float" office:value="0.49748743718593">
            <text:p>0.4974874372</text:p>
          </table:table-cell>
          <table:table-cell table:formula="of:=[.K32]*(-([.J32]/(3*[.$B$6]))*(8*COS(PI()*[.$E$8]*[.$A$6])+2*COS(PI()*[.$E$8]*[.$A$6])^2-10)+[.A32])" office:value-type="float" office:value="1.30150753768844">
            <text:p>1.3015075377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2.61616161616162">
            <text:p>2.616161616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7.68193964389859">
            <text:p>7.68193964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formula="of:=[.K33]*(-([.J33]/(3*[.$B$6]))*(8*COS(PI()*[.$F$8]*[.$A$6])+2*COS(PI()*[.$F$8]*[.$A$6])^2-10)+[.A33])" office:value-type="float" office:value="0.683544303797468">
            <text:p>0.6835443038</text:p>
          </table:table-cell>
          <table:table-cell table:formula="of:=[.K33]*(-([.J33]/(3*[.$B$6]))*(8*COS(PI()*[.$E$8]*[.$A$6])+2*COS(PI()*[.$E$8]*[.$A$6])^2-10)+[.A33])" office:value-type="float" office:value="1.18987341772152">
            <text:p>1.1898734177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74074074074074">
            <text:p>1.7407407407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5.54373022280971">
            <text:p>5.54373022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formula="of:=[.K34]*(-([.J34]/(3*[.$B$6]))*(8*COS(PI()*[.$F$8]*[.$A$6])+2*COS(PI()*[.$F$8]*[.$A$6])^2-10)+[.A34])" office:value-type="float" office:value="0.790794979079498">
            <text:p>0.7907949791</text:p>
          </table:table-cell>
          <table:table-cell table:formula="of:=[.K34]*(-([.J34]/(3*[.$B$6]))*(8*COS(PI()*[.$E$8]*[.$A$6])+2*COS(PI()*[.$E$8]*[.$A$6])^2-10)+[.A34])" office:value-type="float" office:value="1.1255230125523">
            <text:p>1.1255230126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42328042328042">
            <text:p>1.423280423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4.43814894875906">
            <text:p>4.43814894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formula="of:=[.K35]*(-([.J35]/(3*[.$B$6]))*(8*COS(PI()*[.$F$8]*[.$A$6])+2*COS(PI()*[.$F$8]*[.$A$6])^2-10)+[.A35])" office:value-type="float" office:value="0.958246346555324">
            <text:p>0.9582463466</text:p>
          </table:table-cell>
          <table:table-cell table:formula="of:=[.K35]*(-([.J35]/(3*[.$B$6]))*(8*COS(PI()*[.$E$8]*[.$A$6])+2*COS(PI()*[.$E$8]*[.$A$6])^2-10)+[.A35])" office:value-type="float" office:value="1.02505219206681">
            <text:p>1.0250521921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6971677559913">
            <text:p>1.0697167756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49819775740779">
            <text:p>2.49819775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formula="of:=[.K36]*(-([.J36]/(3*[.$B$6]))*(8*COS(PI()*[.$F$8]*[.$A$6])+2*COS(PI()*[.$F$8]*[.$A$6])^2-10)+[.A36])" office:value-type="float" office:value="0.989118607181719">
            <text:p>0.9891186072</text:p>
          </table:table-cell>
          <table:table-cell table:formula="of:=[.K36]*(-([.J36]/(3*[.$B$6]))*(8*COS(PI()*[.$E$8]*[.$A$6])+2*COS(PI()*[.$E$8]*[.$A$6])^2-10)+[.A36])" office:value-type="float" office:value="1.00652883569097">
            <text:p>1.0065288357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760176017602">
            <text:p>1.0176017602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1.83052600272941">
            <text:p>1.83052600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igFunc" table:style-name="ta1">
        <table:shapes>
          <draw:frame draw:z-index="0" draw:style-name="gr1" svg:width="7.8047in" svg:height="4.8705in" svg:x="5.4091in" svg:y="0.4197in">
            <draw:object draw:notify-on-update-of-ranges="EigFunc.A6:EigFunc.A68 EigFunc.B1:EigFunc.B1 EigFunc.B6:EigFunc.B68 EigFunc.C1:EigFunc.C1 EigFunc.C6:EigFunc.C71 EigFunc.A6:EigFunc.A71 EigFunc.D1:EigFunc.D1 EigFunc.D6:EigFunc.D71 EigFunc.A6:EigFunc.A71 EigFunc.E1:EigFunc.E1 EigFunc.E6:EigFunc.E71 EigFunc.A6:EigFunc.A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10.4283in" svg:height="7.0437in" svg:x="0.0413in" svg:y="5.5669in">
            <draw:object draw:notify-on-update-of-ranges="Parallel.D11:Parallel.D11 Parallel.D12:Parallel.D31 Parallel.A12:Parallel.A31 Parallel.E11:Parallel.E11 Parallel.E12:Parallel.E31 Parallel.A12:Parallel.A3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9.5303in" svg:height="5.6823in" svg:x="0.1063in" svg:y="12.7402in">
            <draw:object draw:notify-on-update-of-ranges="Parallel.E16:Parallel.E31 Parallel.F11:Parallel.F11 Parallel.F16:Parallel.F31 Parallel.M11:Parallel.M11 Parallel.M16:Parallel.M31 Parallel.D16:Parallel.D3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7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 (first stage)</text:p>
          </table:table-cell>
          <table:table-cell table:style-name="ce1" office:value-type="string">
            <text:p>buffer communicatio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formula="of:=[.A12]+[.B12]" office:value-type="float" office:value="0.25">
            <text:p>0.25</text:p>
          </table:table-cell>
          <table:table-cell table:formula="of:=1/(1+[.L12])" office:value-type="float" office:value="0.99932884035383">
            <text:p>0.9993288404</text:p>
          </table:table-cell>
          <table:table-cell office:value-type="float" office:value="0.92379">
            <text:p>0.92379</text:p>
          </table:table-cell>
          <table:table-cell office:value-type="float" office:value="63">
            <text:p>63</text:p>
          </table:table-cell>
          <table:table-cell table:formula="of:=1/([.$E$8]*[.C12])" office:value-type="float" office:value="0.4">
            <text:p>0.4</text:p>
          </table:table-cell>
          <table:table-cell table:formula="of:=[.C12]*[.$F$8]" office:value-type="float" office:value="0.25">
            <text:p>0.25</text:p>
          </table:table-cell>
          <table:table-cell table:formula="of:=1/(3*[.C12])" office:value-type="float" office:value="1.33333333333333">
            <text:p>1.3333333333</text:p>
          </table:table-cell>
          <table:table-cell table:formula="of:=1/(10/(9*[.$B$8]*[.C12])+[.A12])" office:value-type="float" office:value="0.00224873508651384">
            <text:p>0.0022487351</text:p>
          </table:table-cell>
          <table:table-cell table:formula="of:=10*[.J12]*[.I12]/(3*[.$B$8])" office:value-type="float" office:value="0.999437816228372">
            <text:p>0.9994378162</text:p>
          </table:table-cell>
          <table:table-cell table:formula="of:=[.$D$8]*LN([.K12])/LN([.$G$8])" office:value-type="float" office:value="0.000671610403971563">
            <text:p>0.0006716104</text:p>
          </table:table-cell>
          <table:table-cell table:formula="of:=-LN([.$A$5])/LN([.D12])" office:value-type="float" office:value="19545.2145538289">
            <text:p>19545.2145538289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[.A13]+[.B13]" office:value-type="float" office:value="0.5">
            <text:p>0.5</text:p>
          </table:table-cell>
          <table:table-cell table:formula="of:=1/(1+[.L13])" office:value-type="float" office:value="0.997323006990143">
            <text:p>0.997323007</text:p>
          </table:table-cell>
          <table:table-cell office:value-type="float" office:value="0.92379">
            <text:p>0.92379</text:p>
          </table:table-cell>
          <table:table-cell office:value-type="float" office:value="98">
            <text:p>98</text:p>
          </table:table-cell>
          <table:table-cell table:formula="of:=1/([.$E$8]*[.C13])" office:value-type="float" office:value="0.2">
            <text:p>0.2</text:p>
          </table:table-cell>
          <table:table-cell table:formula="of:=[.C13]*[.$F$8]" office:value-type="float" office:value="0.5">
            <text:p>0.5</text:p>
          </table:table-cell>
          <table:table-cell table:formula="of:=1/(3*[.C13])" office:value-type="float" office:value="0.666666666666667">
            <text:p>0.6666666667</text:p>
          </table:table-cell>
          <table:table-cell table:formula="of:=1/(10/(9*[.$B$8]*[.C13])+[.A13])" office:value-type="float" office:value="0.00448989773010726">
            <text:p>0.0044898977</text:p>
          </table:table-cell>
          <table:table-cell table:formula="of:=10*[.J13]*[.I13]/(3*[.$B$8])" office:value-type="float" office:value="0.997755051134946">
            <text:p>0.9977550511</text:p>
          </table:table-cell>
          <table:table-cell table:formula="of:=[.$D$8]*LN([.K13])/LN([.$G$8])" office:value-type="float" office:value="0.00268417853703794">
            <text:p>0.0026841785</text:p>
          </table:table-cell>
          <table:table-cell table:formula="of:=-LN([.$A$5])/LN([.D13])" office:value-type="float" office:value="4895.34012400085">
            <text:p>4895.340124000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formula="of:=[.A14]+[.B14]" office:value-type="float" office:value="0.75">
            <text:p>0.75</text:p>
          </table:table-cell>
          <table:table-cell table:formula="of:=1/(1+[.L14])" office:value-type="float" office:value="0.994005213679639">
            <text:p>0.9940052137</text:p>
          </table:table-cell>
          <table:table-cell office:value-type="float" office:value="0.92379">
            <text:p>0.92379</text:p>
          </table:table-cell>
          <table:table-cell office:value-type="float" office:value="56">
            <text:p>56</text:p>
          </table:table-cell>
          <table:table-cell table:formula="of:=1/([.$E$8]*[.C14])" office:value-type="float" office:value="0.133333333333333">
            <text:p>0.1333333333</text:p>
          </table:table-cell>
          <table:table-cell table:formula="of:=[.C14]*[.$F$8]" office:value-type="float" office:value="0.75">
            <text:p>0.75</text:p>
          </table:table-cell>
          <table:table-cell table:formula="of:=1/(3*[.C14])" office:value-type="float" office:value="0.444444444444444">
            <text:p>0.4444444444</text:p>
          </table:table-cell>
          <table:table-cell table:formula="of:=1/(10/(9*[.$B$8]*[.C14])+[.A14])" office:value-type="float" office:value="0.00671600024874075">
            <text:p>0.0067160002</text:p>
          </table:table-cell>
          <table:table-cell table:formula="of:=10*[.J14]*[.I14]/(3*[.$B$8])" office:value-type="float" office:value="0.994962999813445">
            <text:p>0.9949629998</text:p>
          </table:table-cell>
          <table:table-cell table:formula="of:=[.$D$8]*LN([.K14])/LN([.$G$8])" office:value-type="float" office:value="0.00603094052008957">
            <text:p>0.0060309405</text:p>
          </table:table-cell>
          <table:table-cell table:formula="of:=-LN([.$A$5])/LN([.D14])" office:value-type="float" office:value="2182.39489767786">
            <text:p>2182.39489767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5]+[.B15]" office:value-type="float" office:value="1">
            <text:p>1</text:p>
          </table:table-cell>
          <table:table-cell table:formula="of:=1/(1+[.L15])" office:value-type="float" office:value="0.989412585668747">
            <text:p>0.9894125857</text:p>
          </table:table-cell>
          <table:table-cell office:value-type="float" office:value="0.92379">
            <text:p>0.92379</text:p>
          </table:table-cell>
          <table:table-cell office:value-type="float" office:value="64">
            <text:p>64</text:p>
          </table:table-cell>
          <table:table-cell table:formula="of:=1/([.$E$8]*[.C15])" office:value-type="float" office:value="0.1">
            <text:p>0.1</text:p>
          </table:table-cell>
          <table:table-cell table:formula="of:=[.C15]*[.$F$8]" office:value-type="float" office:value="1">
            <text:p>1</text:p>
          </table:table-cell>
          <table:table-cell table:formula="of:=1/(3*[.C15])" office:value-type="float" office:value="0.333333333333333">
            <text:p>0.3333333333</text:p>
          </table:table-cell>
          <table:table-cell table:formula="of:=1/(10/(9*[.$B$8]*[.C15])+[.A15])" office:value-type="float" office:value="0.0089197224975223">
            <text:p>0.0089197225</text:p>
          </table:table-cell>
          <table:table-cell table:formula="of:=10*[.J15]*[.I15]/(3*[.$B$8])" office:value-type="float" office:value="0.991080277502478">
            <text:p>0.9910802775</text:p>
          </table:table-cell>
          <table:table-cell table:formula="of:=[.$D$8]*LN([.K15])/LN([.$G$8])" office:value-type="float" office:value="0.010700707151504">
            <text:p>0.0107007072</text:p>
          </table:table-cell>
          <table:table-cell table:formula="of:=-LN([.$A$5])/LN([.D15])" office:value-type="float" office:value="1232.85759763788">
            <text:p>1232.8575976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6]+[.B16]" office:value-type="float" office:value="2">
            <text:p>2</text:p>
          </table:table-cell>
          <table:table-cell table:formula="of:=1/(1+[.L16])" office:value-type="float" office:value="0.959472525872047">
            <text:p>0.9594725259</text:p>
          </table:table-cell>
          <table:table-cell office:value-type="float" office:value="0.92379">
            <text:p>0.92379</text:p>
          </table:table-cell>
          <table:table-cell office:value-type="float" office:value="45">
            <text:p>45</text:p>
          </table:table-cell>
          <table:table-cell table:formula="of:=1/([.$E$8]*[.C16])" office:value-type="float" office:value="0.05">
            <text:p>0.05</text:p>
          </table:table-cell>
          <table:table-cell table:formula="of:=[.C16]*[.$F$8]" office:value-type="float" office:value="2">
            <text:p>2</text:p>
          </table:table-cell>
          <table:table-cell table:formula="of:=1/(3*[.C16])" office:value-type="float" office:value="0.166666666666667">
            <text:p>0.1666666667</text:p>
          </table:table-cell>
          <table:table-cell table:formula="of:=1/(10/(9*[.$B$8]*[.C16])+[.A16])" office:value-type="float" office:value="0.0173745173745174">
            <text:p>0.0173745174</text:p>
          </table:table-cell>
          <table:table-cell table:formula="of:=10*[.J16]*[.I16]/(3*[.$B$8])" office:value-type="float" office:value="0.965250965250965">
            <text:p>0.9652509653</text:p>
          </table:table-cell>
          <table:table-cell table:formula="of:=[.$D$8]*LN([.K16])/LN([.$G$8])" office:value-type="float" office:value="0.0422393273753392">
            <text:p>0.0422393274</text:p>
          </table:table-cell>
          <table:table-cell table:formula="of:=-LN([.$A$5])/LN([.D16])" office:value-type="float" office:value="317.182900683131">
            <text:p>317.1829006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7]+[.B17]" office:value-type="float" office:value="3">
            <text:p>3</text:p>
          </table:table-cell>
          <table:table-cell table:formula="of:=1/(1+[.L17])" office:value-type="float" office:value="0.914895791164472">
            <text:p>0.9148957912</text:p>
          </table:table-cell>
          <table:table-cell office:value-type="float" office:value="0.922581">
            <text:p>0.922581</text:p>
          </table:table-cell>
          <table:table-cell office:value-type="float" office:value="28">
            <text:p>28</text:p>
          </table:table-cell>
          <table:table-cell table:formula="of:=1/([.$E$8]*[.C17])" office:value-type="float" office:value="0.0333333333333333">
            <text:p>0.0333333333</text:p>
          </table:table-cell>
          <table:table-cell table:formula="of:=[.C17]*[.$F$8]" office:value-type="float" office:value="3">
            <text:p>3</text:p>
          </table:table-cell>
          <table:table-cell table:formula="of:=1/(3*[.C17])" office:value-type="float" office:value="0.111111111111111">
            <text:p>0.1111111111</text:p>
          </table:table-cell>
          <table:table-cell table:formula="of:=1/(10/(9*[.$B$8]*[.C17])+[.A17])" office:value-type="float" office:value="0.0249768732654949">
            <text:p>0.0249768733</text:p>
          </table:table-cell>
          <table:table-cell table:formula="of:=10*[.J17]*[.I17]/(3*[.$B$8])" office:value-type="float" office:value="0.925069380203515">
            <text:p>0.9250693802</text:p>
          </table:table-cell>
          <table:table-cell table:formula="of:=[.$D$8]*LN([.K17])/LN([.$G$8])" office:value-type="float" office:value="0.0930206583716033">
            <text:p>0.0930206584</text:p>
          </table:table-cell>
          <table:table-cell table:formula="of:=-LN([.$A$5])/LN([.D17])" office:value-type="float" office:value="147.533275656811">
            <text:p>147.53327565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8]+[.B18]" office:value-type="float" office:value="4">
            <text:p>4</text:p>
          </table:table-cell>
          <table:table-cell table:formula="of:=1/(1+[.L18])" office:value-type="float" office:value="0.861570170417364">
            <text:p>0.8615701704</text:p>
          </table:table-cell>
          <table:table-cell office:value-type="float" office:value="0.902218">
            <text:p>0.902218</text:p>
          </table:table-cell>
          <table:table-cell office:value-type="float" office:value="23">
            <text:p>23</text:p>
          </table:table-cell>
          <table:table-cell table:formula="of:=1/([.$E$8]*[.C18])" office:value-type="float" office:value="0.025">
            <text:p>0.025</text:p>
          </table:table-cell>
          <table:table-cell table:formula="of:=[.C18]*[.$F$8]" office:value-type="float" office:value="4">
            <text:p>4</text:p>
          </table:table-cell>
          <table:table-cell table:formula="of:=1/(3*[.C18])" office:value-type="float" office:value="0.0833333333333333">
            <text:p>0.0833333333</text:p>
          </table:table-cell>
          <table:table-cell table:formula="of:=1/(10/(9*[.$B$8]*[.C18])+[.A18])" office:value-type="float" office:value="0.0314685314685315">
            <text:p>0.0314685315</text:p>
          </table:table-cell>
          <table:table-cell table:formula="of:=10*[.J18]*[.I18]/(3*[.$B$8])" office:value-type="float" office:value="0.874125874125874">
            <text:p>0.8741258741</text:p>
          </table:table-cell>
          <table:table-cell table:formula="of:=[.$D$8]*LN([.K18])/LN([.$G$8])" office:value-type="float" office:value="0.160671567256765">
            <text:p>0.1606715673</text:p>
          </table:table-cell>
          <table:table-cell table:formula="of:=-LN([.$A$5])/LN([.D18])" office:value-type="float" office:value="88.0702770017804">
            <text:p>88.07027700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9]+[.B19]" office:value-type="float" office:value="5">
            <text:p>5</text:p>
          </table:table-cell>
          <table:table-cell table:formula="of:=1/(1+[.L19])" office:value-type="float" office:value="0.804910440544474">
            <text:p>0.8049104405</text:p>
          </table:table-cell>
          <table:table-cell office:value-type="float" office:value="0.846774">
            <text:p>0.846774</text:p>
          </table:table-cell>
          <table:table-cell office:value-type="float" office:value="19">
            <text:p>19</text:p>
          </table:table-cell>
          <table:table-cell table:formula="of:=1/([.$E$8]*[.C19])" office:value-type="float" office:value="0.02">
            <text:p>0.02</text:p>
          </table:table-cell>
          <table:table-cell table:formula="of:=[.C19]*[.$F$8]" office:value-type="float" office:value="5">
            <text:p>5</text:p>
          </table:table-cell>
          <table:table-cell table:formula="of:=1/(3*[.C19])" office:value-type="float" office:value="0.0666666666666667">
            <text:p>0.0666666667</text:p>
          </table:table-cell>
          <table:table-cell table:formula="of:=1/(10/(9*[.$B$8]*[.C19])+[.A19])" office:value-type="float" office:value="0.036734693877551">
            <text:p>0.0367346939</text:p>
          </table:table-cell>
          <table:table-cell table:formula="of:=10*[.J19]*[.I19]/(3*[.$B$8])" office:value-type="float" office:value="0.816326530612245">
            <text:p>0.8163265306</text:p>
          </table:table-cell>
          <table:table-cell table:formula="of:=[.$D$8]*LN([.K19])/LN([.$G$8])" office:value-type="float" office:value="0.242374243926516">
            <text:p>0.2423742439</text:p>
          </table:table-cell>
          <table:table-cell table:formula="of:=-LN([.$A$5])/LN([.D19])" office:value-type="float" office:value="60.4649603344396">
            <text:p>60.46496033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0]+[.B20]" office:value-type="float" office:value="6">
            <text:p>6</text:p>
          </table:table-cell>
          <table:table-cell table:formula="of:=1/(1+[.L20])" office:value-type="float" office:value="0.74895597837681">
            <text:p>0.7489559784</text:p>
          </table:table-cell>
          <table:table-cell office:value-type="float" office:value="0.776815">
            <text:p>0.776815</text:p>
          </table:table-cell>
          <table:table-cell office:value-type="float" office:value="12">
            <text:p>12</text:p>
          </table:table-cell>
          <table:table-cell table:formula="of:=1/([.$E$8]*[.C20])" office:value-type="float" office:value="0.0166666666666667">
            <text:p>0.0166666667</text:p>
          </table:table-cell>
          <table:table-cell table:formula="of:=[.C20]*[.$F$8]" office:value-type="float" office:value="6">
            <text:p>6</text:p>
          </table:table-cell>
          <table:table-cell table:formula="of:=1/(3*[.C20])" office:value-type="float" office:value="0.0555555555555556">
            <text:p>0.0555555556</text:p>
          </table:table-cell>
          <table:table-cell table:formula="of:=1/(10/(9*[.$B$8]*[.C20])+[.A20])" office:value-type="float" office:value="0.040785498489426">
            <text:p>0.0407854985</text:p>
          </table:table-cell>
          <table:table-cell table:formula="of:=10*[.J20]*[.I20]/(3*[.$B$8])" office:value-type="float" office:value="0.755287009063444">
            <text:p>0.7552870091</text:p>
          </table:table-cell>
          <table:table-cell table:formula="of:=[.$D$8]*LN([.K20])/LN([.$G$8])" office:value-type="float" office:value="0.335191959035123">
            <text:p>0.335191959</text:p>
          </table:table-cell>
          <table:table-cell table:formula="of:=-LN([.$A$5])/LN([.D20])" office:value-type="float" office:value="45.3943099607919">
            <text:p>45.39430996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1]+[.B21]" office:value-type="float" office:value="7">
            <text:p>7</text:p>
          </table:table-cell>
          <table:table-cell table:formula="of:=1/(1+[.L21])" office:value-type="float" office:value="0.69622079996719">
            <text:p>0.6962208</text:p>
          </table:table-cell>
          <table:table-cell office:value-type="float" office:value="0.713508">
            <text:p>0.713508</text:p>
          </table:table-cell>
          <table:table-cell office:value-type="float" office:value="14">
            <text:p>14</text:p>
          </table:table-cell>
          <table:table-cell table:formula="of:=1/([.$E$8]*[.C21])" office:value-type="float" office:value="0.0142857142857143">
            <text:p>0.0142857143</text:p>
          </table:table-cell>
          <table:table-cell table:formula="of:=[.C21]*[.$F$8]" office:value-type="float" office:value="7">
            <text:p>7</text:p>
          </table:table-cell>
          <table:table-cell table:formula="of:=1/(3*[.C21])" office:value-type="float" office:value="0.0476190476190476">
            <text:p>0.0476190476</text:p>
          </table:table-cell>
          <table:table-cell table:formula="of:=1/(10/(9*[.$B$8]*[.C21])+[.A21])" office:value-type="float" office:value="0.0437196391394865">
            <text:p>0.0437196391</text:p>
          </table:table-cell>
          <table:table-cell table:formula="of:=10*[.J21]*[.I21]/(3*[.$B$8])" office:value-type="float" office:value="0.693962526023595">
            <text:p>0.693962526</text:p>
          </table:table-cell>
          <table:table-cell table:formula="of:=[.$D$8]*LN([.K21])/LN([.$G$8])" office:value-type="float" office:value="0.436325947238471">
            <text:p>0.4363259472</text:p>
          </table:table-cell>
          <table:table-cell table:formula="of:=-LN([.$A$5])/LN([.D21])" office:value-type="float" office:value="36.2407698678528">
            <text:p>36.24076986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2]+[.B22]" office:value-type="float" office:value="8">
            <text:p>8</text:p>
          </table:table-cell>
          <table:table-cell table:formula="of:=1/(1+[.L22])" office:value-type="float" office:value="0.647970729970119">
            <text:p>0.64797073</text:p>
          </table:table-cell>
          <table:table-cell office:value-type="float" office:value="0.649579">
            <text:p>0.649579</text:p>
          </table:table-cell>
          <table:table-cell office:value-type="float" office:value="11">
            <text:p>11</text:p>
          </table:table-cell>
          <table:table-cell table:formula="of:=1/([.$E$8]*[.C22])" office:value-type="float" office:value="0.0125">
            <text:p>0.0125</text:p>
          </table:table-cell>
          <table:table-cell table:formula="of:=[.C22]*[.$F$8]" office:value-type="float" office:value="8">
            <text:p>8</text:p>
          </table:table-cell>
          <table:table-cell table:formula="of:=1/(3*[.C22])" office:value-type="float" office:value="0.0416666666666667">
            <text:p>0.0416666667</text:p>
          </table:table-cell>
          <table:table-cell table:formula="of:=1/(10/(9*[.$B$8]*[.C22])+[.A22])" office:value-type="float" office:value="0.0456852791878173">
            <text:p>0.0456852792</text:p>
          </table:table-cell>
          <table:table-cell table:formula="of:=10*[.J22]*[.I22]/(3*[.$B$8])" office:value-type="float" office:value="0.634517766497462">
            <text:p>0.6345177665</text:p>
          </table:table-cell>
          <table:table-cell table:formula="of:=[.$D$8]*LN([.K22])/LN([.$G$8])" office:value-type="float" office:value="0.543279586172226">
            <text:p>0.5432795862</text:p>
          </table:table-cell>
          <table:table-cell table:formula="of:=-LN([.$A$5])/LN([.D22])" office:value-type="float" office:value="30.2421489102093">
            <text:p>30.24214891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3]+[.B23]" office:value-type="float" office:value="9">
            <text:p>9</text:p>
          </table:table-cell>
          <table:table-cell table:formula="of:=1/(1+[.L23])" office:value-type="float" office:value="0.604618231920033">
            <text:p>0.6046182319</text:p>
          </table:table-cell>
          <table:table-cell office:value-type="float" office:value="0.596976">
            <text:p>0.596976</text:p>
          </table:table-cell>
          <table:table-cell office:value-type="float" office:value="11">
            <text:p>11</text:p>
          </table:table-cell>
          <table:table-cell table:formula="of:=1/([.$E$8]*[.C23])" office:value-type="float" office:value="0.0111111111111111">
            <text:p>0.0111111111</text:p>
          </table:table-cell>
          <table:table-cell table:formula="of:=[.C23]*[.$F$8]" office:value-type="float" office:value="9">
            <text:p>9</text:p>
          </table:table-cell>
          <table:table-cell table:formula="of:=1/(3*[.C23])" office:value-type="float" office:value="0.037037037037037">
            <text:p>0.037037037</text:p>
          </table:table-cell>
          <table:table-cell table:formula="of:=1/(10/(9*[.$B$8]*[.C23])+[.A23])" office:value-type="float" office:value="0.0468478889531521">
            <text:p>0.046847889</text:p>
          </table:table-cell>
          <table:table-cell table:formula="of:=10*[.J23]*[.I23]/(3*[.$B$8])" office:value-type="float" office:value="0.578368999421631">
            <text:p>0.5783689994</text:p>
          </table:table-cell>
          <table:table-cell table:formula="of:=[.$D$8]*LN([.K23])/LN([.$G$8])" office:value-type="float" office:value="0.653936231503287">
            <text:p>0.6539362315</text:p>
          </table:table-cell>
          <table:table-cell table:formula="of:=-LN([.$A$5])/LN([.D23])" office:value-type="float" office:value="26.0800032764856">
            <text:p>26.08000327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4]+[.B24]" office:value-type="float" office:value="10">
            <text:p>10</text:p>
          </table:table-cell>
          <table:table-cell table:formula="of:=1/(1+[.L24])" office:value-type="float" office:value="0.566067939540289">
            <text:p>0.5660679395</text:p>
          </table:table-cell>
          <table:table-cell office:value-type="float" office:value="0.559073">
            <text:p>0.559073</text:p>
          </table:table-cell>
          <table:table-cell office:value-type="float" office:value="8">
            <text:p>8</text:p>
          </table:table-cell>
          <table:table-cell table:formula="of:=1/([.$E$8]*[.C24])" office:value-type="float" office:value="0.01">
            <text:p>0.01</text:p>
          </table:table-cell>
          <table:table-cell table:formula="of:=[.C24]*[.$F$8]" office:value-type="float" office:value="10">
            <text:p>10</text:p>
          </table:table-cell>
          <table:table-cell table:formula="of:=1/(3*[.C24])" office:value-type="float" office:value="0.0333333333333333">
            <text:p>0.0333333333</text:p>
          </table:table-cell>
          <table:table-cell table:formula="of:=1/(10/(9*[.$B$8]*[.C24])+[.A24])" office:value-type="float" office:value="0.0473684210526316">
            <text:p>0.0473684211</text:p>
          </table:table-cell>
          <table:table-cell table:formula="of:=10*[.J24]*[.I24]/(3*[.$B$8])" office:value-type="float" office:value="0.526315789473684">
            <text:p>0.5263157895</text:p>
          </table:table-cell>
          <table:table-cell table:formula="of:=[.$D$8]*LN([.K24])/LN([.$G$8])" office:value-type="float" office:value="0.766572402620279">
            <text:p>0.7665724026</text:p>
          </table:table-cell>
          <table:table-cell table:formula="of:=-LN([.$A$5])/LN([.D24])" office:value-type="float" office:value="23.060481366642">
            <text:p>23.06048136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5]+[.B25]" office:value-type="float" office:value="12">
            <text:p>12</text:p>
          </table:table-cell>
          <table:table-cell table:formula="of:=1/(1+[.L25])" office:value-type="float" office:value="0.501838565818238">
            <text:p>0.5018385658</text:p>
          </table:table-cell>
          <table:table-cell office:value-type="float" office:value="0.495565">
            <text:p>0.495565</text:p>
          </table:table-cell>
          <table:table-cell office:value-type="float" office:value="7">
            <text:p>7</text:p>
          </table:table-cell>
          <table:table-cell table:formula="of:=1/([.$E$8]*[.C25])" office:value-type="float" office:value="0.00833333333333333">
            <text:p>0.0083333333</text:p>
          </table:table-cell>
          <table:table-cell table:formula="of:=[.C25]*[.$F$8]" office:value-type="float" office:value="12">
            <text:p>12</text:p>
          </table:table-cell>
          <table:table-cell table:formula="of:=1/(3*[.C25])" office:value-type="float" office:value="0.0277777777777778">
            <text:p>0.0277777778</text:p>
          </table:table-cell>
          <table:table-cell table:formula="of:=1/(10/(9*[.$B$8]*[.C25])+[.A25])" office:value-type="float" office:value="0.0470383275261324">
            <text:p>0.0470383275</text:p>
          </table:table-cell>
          <table:table-cell table:formula="of:=10*[.J25]*[.I25]/(3*[.$B$8])" office:value-type="float" office:value="0.435540069686411">
            <text:p>0.4355400697</text:p>
          </table:table-cell>
          <table:table-cell table:formula="of:=[.$D$8]*LN([.K25])/LN([.$G$8])" office:value-type="float" office:value="0.992672680246324">
            <text:p>0.9926726802</text:p>
          </table:table-cell>
          <table:table-cell table:formula="of:=-LN([.$A$5])/LN([.D25])" office:value-type="float" office:value="19.0323496160946">
            <text:p>19.03234961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]+[.B26]" office:value-type="float" office:value="15">
            <text:p>15</text:p>
          </table:table-cell>
          <table:table-cell table:formula="of:=1/(1+[.L26])" office:value-type="float" office:value="0.430664187254546">
            <text:p>0.4306641873</text:p>
          </table:table-cell>
          <table:table-cell office:value-type="float" office:value="0.416331">
            <text:p>0.416331</text:p>
          </table:table-cell>
          <table:table-cell office:value-type="float" office:value="7">
            <text:p>7</text:p>
          </table:table-cell>
          <table:table-cell table:formula="of:=1/([.$E$8]*[.C26])" office:value-type="float" office:value="0.00666666666666667">
            <text:p>0.0066666667</text:p>
          </table:table-cell>
          <table:table-cell table:formula="of:=[.C26]*[.$F$8]" office:value-type="float" office:value="15">
            <text:p>15</text:p>
          </table:table-cell>
          <table:table-cell table:formula="of:=1/(3*[.C26])" office:value-type="float" office:value="0.0222222222222222">
            <text:p>0.0222222222</text:p>
          </table:table-cell>
          <table:table-cell table:formula="of:=1/(10/(9*[.$B$8]*[.C26])+[.A26])" office:value-type="float" office:value="0.0446280991735537">
            <text:p>0.0446280992</text:p>
          </table:table-cell>
          <table:table-cell table:formula="of:=10*[.J26]*[.I26]/(3*[.$B$8])" office:value-type="float" office:value="0.330578512396694">
            <text:p>0.3305785124</text:p>
          </table:table-cell>
          <table:table-cell table:formula="of:=[.$D$8]*LN([.K26])/LN([.$G$8])" office:value-type="float" office:value="1.32199479221834">
            <text:p>1.3219947922</text:p>
          </table:table-cell>
          <table:table-cell table:formula="of:=-LN([.$A$5])/LN([.D26])" office:value-type="float" office:value="15.5768618262523">
            <text:p>15.57686182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7]+[.B27]" office:value-type="float" office:value="20">
            <text:p>20</text:p>
          </table:table-cell>
          <table:table-cell table:formula="of:=1/(1+[.L27])" office:value-type="float" office:value="0.354285288532563">
            <text:p>0.3542852885</text:p>
          </table:table-cell>
          <table:table-cell office:value-type="float" office:value="0.353427">
            <text:p>0.353427</text:p>
          </table:table-cell>
          <table:table-cell office:value-type="float" office:value="6">
            <text:p>6</text:p>
          </table:table-cell>
          <table:table-cell table:formula="of:=1/([.$E$8]*[.C27])" office:value-type="float" office:value="0.005">
            <text:p>0.005</text:p>
          </table:table-cell>
          <table:table-cell table:formula="of:=[.C27]*[.$F$8]" office:value-type="float" office:value="20">
            <text:p>20</text:p>
          </table:table-cell>
          <table:table-cell table:formula="of:=1/(3*[.C27])" office:value-type="float" office:value="0.0166666666666667">
            <text:p>0.0166666667</text:p>
          </table:table-cell>
          <table:table-cell table:formula="of:=1/(10/(9*[.$B$8]*[.C27])+[.A27])" office:value-type="float" office:value="0.0391304347826087">
            <text:p>0.0391304348</text:p>
          </table:table-cell>
          <table:table-cell table:formula="of:=10*[.J27]*[.I27]/(3*[.$B$8])" office:value-type="float" office:value="0.217391304347826">
            <text:p>0.2173913043</text:p>
          </table:table-cell>
          <table:table-cell table:formula="of:=[.$D$8]*LN([.K27])/LN([.$G$8])" office:value-type="float" office:value="1.82258403712433">
            <text:p>1.8225840371</text:p>
          </table:table-cell>
          <table:table-cell table:formula="of:=-LN([.$A$5])/LN([.D27])" office:value-type="float" office:value="12.646198705633">
            <text:p>12.64619870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A28]+[.B28]" office:value-type="float" office:value="31">
            <text:p>31</text:p>
          </table:table-cell>
          <table:table-cell table:formula="of:=1/(1+[.L28])" office:value-type="float" office:value="0.272310102937225">
            <text:p>0.2723101029</text:p>
          </table:table-cell>
          <table:table-cell office:value-type="float" office:value="0.270968">
            <text:p>0.270968</text:p>
          </table:table-cell>
          <table:table-cell office:value-type="float" office:value="4">
            <text:p>4</text:p>
          </table:table-cell>
          <table:table-cell table:formula="of:=1/([.$E$8]*[.C28])" office:value-type="float" office:value="0.0032258064516129">
            <text:p>0.0032258065</text:p>
          </table:table-cell>
          <table:table-cell table:formula="of:=[.C28]*[.$F$8]" office:value-type="float" office:value="31">
            <text:p>31</text:p>
          </table:table-cell>
          <table:table-cell table:formula="of:=1/(3*[.C28])" office:value-type="float" office:value="0.010752688172043">
            <text:p>0.0107526882</text:p>
          </table:table-cell>
          <table:table-cell table:formula="of:=1/(10/(9*[.$B$8]*[.C28])+[.A28])" office:value-type="float" office:value="0.0297758804695838">
            <text:p>0.0297758805</text:p>
          </table:table-cell>
          <table:table-cell table:formula="of:=10*[.J28]*[.I28]/(3*[.$B$8])" office:value-type="float" office:value="0.106723585912487">
            <text:p>0.1067235859</text:p>
          </table:table-cell>
          <table:table-cell table:formula="of:=[.$D$8]*LN([.K28])/LN([.$G$8])" office:value-type="float" office:value="2.67228387494139">
            <text:p>2.6722838749</text:p>
          </table:table-cell>
          <table:table-cell table:formula="of:=-LN([.$A$5])/LN([.D28])" office:value-type="float" office:value="10.0878108778905">
            <text:p>10.087810877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A29]+[.B29]" office:value-type="float" office:value="36">
            <text:p>36</text:p>
          </table:table-cell>
          <table:table-cell table:formula="of:=1/(1+[.L29])" office:value-type="float" office:value="0.249930226405894">
            <text:p>0.2499302264</text:p>
          </table:table-cell>
          <table:table-cell office:value-type="float" office:value="0.221976">
            <text:p>0.221976</text:p>
          </table:table-cell>
          <table:table-cell office:value-type="float" office:value="3">
            <text:p>3</text:p>
          </table:table-cell>
          <table:table-cell table:formula="of:=1/([.$E$8]*[.C29])" office:value-type="float" office:value="0.00277777777777778">
            <text:p>0.0027777778</text:p>
          </table:table-cell>
          <table:table-cell table:formula="of:=[.C29]*[.$F$8]" office:value-type="float" office:value="36">
            <text:p>36</text:p>
          </table:table-cell>
          <table:table-cell table:formula="of:=1/(3*[.C29])" office:value-type="float" office:value="0.00925925925925926">
            <text:p>0.0092592593</text:p>
          </table:table-cell>
          <table:table-cell table:formula="of:=1/(10/(9*[.$B$8]*[.C29])+[.A29])" office:value-type="float" office:value="0.0262560777957861">
            <text:p>0.0262560778</text:p>
          </table:table-cell>
          <table:table-cell table:formula="of:=10*[.J29]*[.I29]/(3*[.$B$8])" office:value-type="float" office:value="0.0810372771474878">
            <text:p>0.0810372771</text:p>
          </table:table-cell>
          <table:table-cell table:formula="of:=[.$D$8]*LN([.K29])/LN([.$G$8])" office:value-type="float" office:value="3.00111668916736">
            <text:p>3.0011166892</text:p>
          </table:table-cell>
          <table:table-cell table:formula="of:=-LN([.$A$5])/LN([.D29])" office:value-type="float" office:value="9.46387871247005">
            <text:p>9.46387871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30]+[.B30]" office:value-type="float" office:value="50">
            <text:p>50</text:p>
          </table:table-cell>
          <table:table-cell table:formula="of:=1/(1+[.L30])" office:value-type="float" office:value="0.209624417929808">
            <text:p>0.2096244179</text:p>
          </table:table-cell>
          <table:table-cell office:value-type="float" office:value="0.174194">
            <text:p>0.174194</text:p>
          </table:table-cell>
          <table:table-cell office:value-type="float" office:value="3">
            <text:p>3</text:p>
          </table:table-cell>
          <table:table-cell table:formula="of:=1/([.$E$8]*[.C30])" office:value-type="float" office:value="0.002">
            <text:p>0.002</text:p>
          </table:table-cell>
          <table:table-cell table:formula="of:=[.C30]*[.$F$8]" office:value-type="float" office:value="50">
            <text:p>50</text:p>
          </table:table-cell>
          <table:table-cell table:formula="of:=1/(3*[.C30])" office:value-type="float" office:value="0.00666666666666667">
            <text:p>0.0066666667</text:p>
          </table:table-cell>
          <table:table-cell table:formula="of:=1/(10/(9*[.$B$8]*[.C30])+[.A30])" office:value-type="float" office:value="0.0191489361702128">
            <text:p>0.0191489362</text:p>
          </table:table-cell>
          <table:table-cell table:formula="of:=10*[.J30]*[.I30]/(3*[.$B$8])" office:value-type="float" office:value="0.0425531914893617">
            <text:p>0.0425531915</text:p>
          </table:table-cell>
          <table:table-cell table:formula="of:=[.$D$8]*LN([.K30])/LN([.$G$8])" office:value-type="float" office:value="3.77043662124728">
            <text:p>3.7704366212</text:p>
          </table:table-cell>
          <table:table-cell table:formula="of:=-LN([.$A$5])/LN([.D30])" office:value-type="float" office:value="8.39864670370619">
            <text:p>8.398646703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31]+[.B31]" office:value-type="float" office:value="100">
            <text:p>100</text:p>
          </table:table-cell>
          <table:table-cell table:formula="of:=1/(1+[.L31])" office:value-type="float" office:value="0.156559110579877">
            <text:p>0.1565591106</text:p>
          </table:table-cell>
          <table:table-cell office:value-type="float" office:value="0.174194">
            <text:p>0.174194</text:p>
          </table:table-cell>
          <table:table-cell office:value-type="float" office:value="2">
            <text:p>2</text:p>
          </table:table-cell>
          <table:table-cell table:formula="of:=1/([.$E$8]*[.C31])" office:value-type="float" office:value="0.001">
            <text:p>0.001</text:p>
          </table:table-cell>
          <table:table-cell table:formula="of:=[.C31]*[.$F$8]" office:value-type="float" office:value="100">
            <text:p>100</text:p>
          </table:table-cell>
          <table:table-cell table:formula="of:=1/(3*[.C31])" office:value-type="float" office:value="0.00333333333333333">
            <text:p>0.0033333333</text:p>
          </table:table-cell>
          <table:table-cell table:formula="of:=1/(10/(9*[.$B$8]*[.C31])+[.A31])" office:value-type="float" office:value="0.00989010989010989">
            <text:p>0.0098901099</text:p>
          </table:table-cell>
          <table:table-cell table:formula="of:=10*[.J31]*[.I31]/(3*[.$B$8])" office:value-type="float" office:value="0.010989010989011">
            <text:p>0.010989011</text:p>
          </table:table-cell>
          <table:table-cell table:formula="of:=[.$D$8]*LN([.K31])/LN([.$G$8])" office:value-type="float" office:value="5.38736382888301">
            <text:p>5.3873638289</text:p>
          </table:table-cell>
          <table:table-cell table:formula="of:=-LN([.$A$5])/LN([.D31])" office:value-type="float" office:value="7.07663822504009">
            <text:p>7.076638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0T14:23:20</dc:date>
    <meta:editing-duration>PT12H52M29S</meta:editing-duration>
    <meta:editing-cycles>97</meta:editing-cycles>
    <meta:generator>LibreOffice/3.5$Linux_X86_64 LibreOffice_project/350m1$Build-2</meta:generator>
    <meta:document-statistic meta:table-count="3" meta:cell-count="118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pectral.C13:Spectral.C36 Spectral.E13:Spectral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3:Spectral.E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89cm" svg:height="17.892cm" xlink:href=".." xlink:type="simple" chart:class="chart:scatter" chart:style-name="ch1">
        <chart:title svg:x="11.15cm" svg:y="0.493cm" chart:style-name="ch2">
          <text:p>lambda vs. Sigma_a</text:p>
        </chart:title>
        <chart:legend chart:legend-position="bottom" svg:x="8.512cm" svg:y="17.109cm" style:legend-expansion="wide" chart:style-name="ch3"/>
        <chart:plot-area chart:style-name="ch4" table:cell-range-address="Parallel.A12:Parallel.A31 Parallel.D11:Parallel.E31" chart:data-source-has-labels="row" svg:x="1.54cm" svg:y="2.343cm" svg:width="23.891cm" svg:height="13.428cm">
          <chartooo:coordinate-region svg:x="2.267cm" svg:y="2.543cm" svg:width="22.884cm" svg:height="12.581cm"/>
          <chart:axis chart:dimension="x" chart:name="primary-x" chart:style-name="ch5">
            <chart:title svg:x="12.78cm" svg:y="16.128cm" chart:style-name="ch6">
              <text:p>Sigma_a</text:p>
            </chart:title>
          </chart:axis>
          <chart:axis chart:dimension="y" chart:name="primary-y" chart:style-name="ch7">
            <chart:title svg:x="0.451cm" svg:y="9.657cm" chart:style-name="ch8">
              <text:p>lambda</text:p>
            </chart:title>
            <chart:grid chart:style-name="ch9" chart:class="major"/>
          </chart:axis>
          <chart:series chart:style-name="ch10" chart:values-cell-range-address="Parallel.D12:Parallel.D31" chart:label-cell-address="Parallel.D11:Parallel.D11" chart:class="chart:scatter">
            <chart:domain table:cell-range-address="Parallel.A12:Parallel.A31"/>
            <chart:data-point chart:repeated="20"/>
          </chart:series>
          <chart:series chart:style-name="ch11" chart:values-cell-range-address="Parallel.E12:Parallel.E31" chart:label-cell-address="Parallel.E11:Parallel.E1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  <table:table-cell office:value-type="string">
                <text:p>lambda measured (first stage)</text:p>
                <draw:g>
                  <svg:desc>Parallel.E11:Parallel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Parallel.A12:Parallel.A31</svg:desc>
                </draw:g>
              </table:table-cell>
              <table:table-cell office:value-type="float" office:value="0.99932884035383">
                <text:p>0.99932884035383</text:p>
                <draw:g>
                  <svg:desc>Parallel.D12:Parallel.D31</svg:desc>
                </draw:g>
              </table:table-cell>
              <table:table-cell office:value-type="float" office:value="0.92379">
                <text:p>0.92379</text:p>
                <draw:g>
                  <svg:desc>Parallel.E12:Parallel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997323006990143">
                <text:p>0.997323006990143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994005213679639">
                <text:p>0.994005213679639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89412585668747">
                <text:p>0.9894125856687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959472525872047">
                <text:p>0.9594725258720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0.922581">
                <text:p>0.922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0.902218">
                <text:p>0.902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0.846774">
                <text:p>0.846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0.776815">
                <text:p>0.776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0.713508">
                <text:p>0.713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0.649579">
                <text:p>0.64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0.596976">
                <text:p>0.596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0.559073">
                <text:p>0.559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0.495565">
                <text:p>0.495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0.416331">
                <text:p>0.416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0.353427">
                <text:p>0.35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0.270968">
                <text:p>0.270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0.221976">
                <text:p>0.221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0.174194">
                <text:p>0.174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0.174194">
                <text:p>0.1741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08cm" svg:height="14.434cm" xlink:href=".." xlink:type="simple" chart:class="chart:scatter" chart:style-name="ch1">
        <chart:title svg:x="5.644cm" svg:y="0.424cm" chart:style-name="ch2">
          <text:p>Initial lambda vs. # of buffer communications per MCSA iteration</text:p>
        </chart:title>
        <chart:subtitle svg:x="11.042cm" svg:y="1.491cm" chart:style-name="ch3">
          <text:p>No Overlap</text:p>
        </chart:subtitle>
        <chart:legend chart:legend-position="bottom" svg:x="7.993cm" svg:y="13.651cm" style:legend-expansion="wide" chart:style-name="ch4"/>
        <chart:plot-area chart:style-name="ch5" table:cell-range-address="Parallel.E16:Parallel.F31 Parallel.F11:Parallel.F11 Parallel.M11:Parallel.M11 Parallel.M16:Parallel.M31" chart:data-source-has-labels="row" svg:x="1.495cm" svg:y="2.75cm" svg:width="21.745cm" svg:height="9.632cm">
          <chartooo:coordinate-region svg:x="2.302cm" svg:y="2.949cm" svg:width="20.698cm" svg:height="8.786cm"/>
          <chart:axis chart:dimension="x" chart:name="primary-x" chart:style-name="ch6">
            <chart:title svg:x="11.344cm" svg:y="12.67cm" chart:style-name="ch7">
              <text:p>initial lambda</text:p>
            </chart:title>
          </chart:axis>
          <chart:axis chart:dimension="y" chart:name="primary-y" chart:style-name="ch6">
            <chart:title svg:x="0.451cm" svg:y="9.383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6:Parallel.F31" chart:label-cell-address="Parallel.F11:Parallel.F11" chart:class="chart:scatter">
            <chart:domain table:cell-range-address="Parallel.E16:Parallel.E31"/>
            <chart:data-point chart:repeated="16"/>
          </chart:series>
          <chart:series chart:style-name="ch11" chart:values-cell-range-address="Parallel.M16:Parallel.M31" chart:label-cell-address="Parallel.M11:Parallel.M11" chart:class="chart:scatter">
            <chart:domain table:cell-range-address="Parallel.D16:Parallel.D31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uffer communications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M11:Parallel.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6:Parallel.E31</svg:desc>
                </draw:g>
              </table:table-cell>
              <table:table-cell office:value-type="float" office:value="45">
                <text:p>45</text:p>
                <draw:g>
                  <svg:desc>Parallel.F16:Parallel.F31</svg:desc>
                </draw:g>
              </table:table-cell>
              <table:table-cell office:value-type="float" office:value="0.959472525872047">
                <text:p>0.959472525872047</text:p>
                <draw:g>
                  <svg:desc>Parallel.D16:Parallel.D31</svg:desc>
                </draw:g>
              </table:table-cell>
              <table:table-cell office:value-type="float" office:value="317.182900683131">
                <text:p>317.182900683131</text:p>
                <draw:g>
                  <svg:desc>Parallel.M16:Parallel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28">
                <text:p>28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147.533275656811">
                <text:p>147.533275656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23">
                <text:p>23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88.0702770017804">
                <text:p>88.0702770017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19">
                <text:p>19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60.4649603344396">
                <text:p>60.4649603344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12">
                <text:p>12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45.3943099607919">
                <text:p>45.3943099607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14">
                <text:p>14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36.2407698678528">
                <text:p>36.240769867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11">
                <text:p>11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30.2421489102093">
                <text:p>30.2421489102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11">
                <text:p>11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26.0800032764856">
                <text:p>26.0800032764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8">
                <text:p>8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23.060481366642">
                <text:p>23.060481366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7">
                <text:p>7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19.0323496160946">
                <text:p>19.0323496160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7">
                <text:p>7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15.5768618262523">
                <text:p>15.5768618262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6">
                <text:p>6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12.646198705633">
                <text:p>12.646198705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4">
                <text:p>4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10.0878108778905">
                <text:p>10.0878108778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3">
                <text:p>3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9.46387871247005">
                <text:p>9.46387871247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3">
                <text:p>3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8.39864670370619">
                <text:p>8.39864670370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2">
                <text:p>2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7.07663822504009">
                <text:p>7.076638225040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01cm" svg:height="16.324cm" xlink:href=".." xlink:type="simple" chart:class="chart:scatter" chart:style-name="ch1">
        <chart:title svg:x="6.766cm" svg:y="0.462cm" chart:style-name="ch2">
          <text:p>Iteration Matrix Spectral Radius vs. Transitions/History</text:p>
        </chart:title>
        <chart:legend chart:legend-position="bottom" svg:x="8.348cm" svg:y="15.541cm" style:legend-expansion="wide" chart:style-name="ch3"/>
        <chart:plot-area chart:style-name="ch4" table:cell-range-address="Spectral.D13:Spectral.E36 Spectral.E12:Spectral.E12 Spectral.R12:Spectral.R12 Spectral.R14:Spectral.R36" chart:data-source-has-labels="row" svg:x="1.503cm" svg:y="2.219cm" svg:width="22.114cm" svg:height="12.015cm">
          <chartooo:coordinate-region svg:x="2.495cm" svg:y="2.219cm" svg:width="21.029cm" svg:height="11.368cm"/>
          <chart:axis chart:dimension="x" chart:name="primary-x" chart:style-name="ch5">
            <chart:title svg:x="12.04cm" svg:y="14.56cm" chart:style-name="ch6">
              <text:p>rho(H)</text:p>
            </chart:title>
          </chart:axis>
          <chart:axis chart:dimension="y" chart:name="primary-y" chart:style-name="ch7">
            <chart:title svg:x="0.451cm" svg:y="9.619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D13:Spectral.D36"/>
            <chart:data-point chart:repeated="24"/>
          </chart:series>
          <chart:series chart:style-name="ch11" chart:values-cell-range-address="Spectral.R14:Spectral.R36" chart:label-cell-address="Spectral.R12:Spectral.R12" chart:class="chart:scatter">
            <chart:domain table:cell-range-address="Spectral.N14:Spectral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2:Spectral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99719538797133">
                <text:p>0.99719538797133</text:p>
                <draw:g>
                  <svg:desc>Spectral.N14:Spectral.N36</svg:desc>
                </draw:g>
              </table:table-cell>
              <table:table-cell office:value-type="float" office:value="3279.39070235624">
                <text:p>3279.39070235624</text:p>
                <draw:g>
                  <svg:desc>Spectral.R14:Spectral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pectral.E12:Spectral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pectral.F12:Spectral.F36" chart:class="chart:scatter">
            <chart:domain table:cell-range-address="Spectral.E12:Spectral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E12:Spectral.E36</svg:desc>
                </draw:g>
              </table:table-cell>
              <table:table-cell office:value-type="float" office:value="NaN">
                <text:p>NaN</text:p>
                <draw:g>
                  <svg:desc>Spectral.F12:Spectral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22cm" svg:height="12.883cm" xlink:href=".." xlink:type="simple" chart:class="chart:scatter" chart:style-name="ch1">
        <chart:title svg:x="4.548cm" svg:y="0.393cm" chart:style-name="ch2">
          <text:p>Absportion to Scatter Ratio vs. Iteratation Matrix Spectral Radius</text:p>
        </chart:title>
        <chart:legend chart:legend-position="bottom" svg:x="8.326cm" svg:y="12.1cm" style:legend-expansion="wide" chart:style-name="ch3"/>
        <chart:plot-area chart:style-name="ch4" table:cell-range-address="Spectral.C13:Spectral.D36 Spectral.D12:Spectral.D12 Spectral.N12:Spectral.N36" chart:data-source-has-labels="row" svg:x="1.453cm" svg:y="1.943cm" svg:width="19.785cm" svg:height="8.919cm">
          <chartooo:coordinate-region svg:x="2.18cm" svg:y="2.142cm" svg:width="18.778cm" svg:height="8.073cm"/>
          <chart:axis chart:dimension="x" chart:name="primary-x" chart:style-name="ch5">
            <chart:title svg:x="9.885cm" svg:y="11.119cm" chart:style-name="ch6">
              <text:p>Sigma_s / Sigma_a</text:p>
            </chart:title>
          </chart:axis>
          <chart:axis chart:dimension="y" chart:name="primary-y" chart:style-name="ch7">
            <chart:title svg:x="0.451cm" svg:y="6.922cm" chart:style-name="ch8">
              <text:p>rho(H)</text:p>
            </chart:title>
            <chart:grid chart:style-name="ch9" chart:class="major"/>
          </chart:axis>
          <chart:series chart:style-name="ch10" chart:values-cell-range-address="Spectral.D13:Spectral.D36" chart:label-cell-address="Spectral.D12:Spectral.D12" chart:class="chart:scatter">
            <chart:domain table:cell-range-address="Spectral.C13:Spectral.C36"/>
            <chart:data-point chart:repeated="24"/>
          </chart:series>
          <chart:series chart:style-name="ch11" chart:values-cell-range-address="Spectral.N13:Spectral.N36" chart:label-cell-address="Spectral.N12:Spectral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2:Spectral.D12</svg:desc>
                </draw:g>
              </table:table-cell>
              <table:table-cell office:value-type="string">
                <text:p>Analytic rho(H)</text:p>
                <draw:g>
                  <svg:desc>Spectral.N12:Spectral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25cm" svg:height="12.372cm" xlink:href=".." xlink:type="simple" chart:class="chart:scatter" chart:style-name="ch1">
        <chart:title svg:x="6.125cm" svg:y="0.383cm" chart:style-name="ch2">
          <text:p>Diffusion Operator Eigenvalue Spectra</text:p>
        </chart:title>
        <chart:legend chart:legend-position="bottom" svg:x="3.543cm" svg:y="11.589cm" style:legend-expansion="wide" chart:style-name="ch3"/>
        <chart:plot-area chart:style-name="ch4" table:cell-range-address="EigFunc.A6:EigFunc.B68 EigFunc.B1:EigFunc.E1 EigFunc.C6:EigFunc.E71" chart:data-source-has-labels="row" svg:x="1.407cm" svg:y="1.903cm" svg:width="17.626cm" svg:height="8.458cm">
          <chartooo:coordinate-region svg:x="2.134cm" svg:y="2.102cm" svg:width="16.899cm" svg:height="7.612cm"/>
          <chart:axis chart:dimension="x" chart:name="primary-x" chart:style-name="ch5">
            <chart:title svg:x="10.07cm" svg:y="10.608cm" chart:style-name="ch6">
              <text:p>p</text:p>
            </chart:title>
          </chart:axis>
          <chart:axis chart:dimension="y" chart:name="primary-y" chart:style-name="ch7">
            <chart:title svg:x="0.451cm" svg:y="6.74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68" chart:label-cell-address="EigFunc.B1:EigFunc.B1" chart:class="chart:scatter">
            <chart:domain table:cell-range-address="EigFunc.A6:EigFunc.A68"/>
            <chart:data-point chart:repeated="63"/>
          </chart:series>
          <chart:series chart:style-name="ch11" chart:values-cell-range-address="EigFunc.C6:EigFunc.C71" chart:label-cell-address="EigFunc.C1:EigFunc.C1" chart:class="chart:scatter">
            <chart:domain table:cell-range-address="EigFunc.A6:EigFunc.A71"/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omain table:cell-range-address="EigFunc.A6:EigFunc.A71"/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omain table:cell-range-address="EigFunc.A6:EigFunc.A71"/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68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68</svg:desc>
                </draw:g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1">
                <text:p>1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1">
                <text:p>1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1">
                <text:p>1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2">
                <text:p>2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2">
                <text:p>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2">
                <text:p>2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3">
                <text:p>3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3">
                <text:p>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3">
                <text:p>3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4">
                <text:p>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4">
                <text:p>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4">
                <text:p>4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6">
                <text:p>6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6">
                <text:p>6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6">
                <text:p>6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7">
                <text:p>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7">
                <text:p>7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7">
                <text:p>7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8">
                <text:p>8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8">
                <text:p>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8">
                <text:p>8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9">
                <text:p>9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9">
                <text:p>9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9">
                <text:p>9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0">
                <text:p>10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0">
                <text:p>10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0">
                <text:p>10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1">
                <text:p>11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1">
                <text:p>11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1">
                <text:p>11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2">
                <text:p>12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2">
                <text:p>12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2">
                <text:p>12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3">
                <text:p>13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3">
                <text:p>13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3">
                <text:p>13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4">
                <text:p>14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4">
                <text:p>1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4">
                <text:p>14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16">
                <text:p>16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16">
                <text:p>16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16">
                <text:p>16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17">
                <text:p>17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17">
                <text:p>17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17">
                <text:p>17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18">
                <text:p>18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18">
                <text:p>18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18">
                <text:p>18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19">
                <text:p>19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19">
                <text:p>19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19">
                <text:p>19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20">
                <text:p>20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20">
                <text:p>20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20">
                <text:p>20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21">
                <text:p>21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21">
                <text:p>21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21">
                <text:p>21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22">
                <text:p>22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22">
                <text:p>2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22">
                <text:p>22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23">
                <text:p>23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23">
                <text:p>2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23">
                <text:p>23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24">
                <text:p>2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24">
                <text:p>2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24">
                <text:p>24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26">
                <text:p>26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26">
                <text:p>26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26">
                <text:p>26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27">
                <text:p>2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27">
                <text:p>27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27">
                <text:p>27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28">
                <text:p>28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28">
                <text:p>2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28">
                <text:p>28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29">
                <text:p>29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29">
                <text:p>29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29">
                <text:p>29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30">
                <text:p>30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30">
                <text:p>30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30">
                <text:p>30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31">
                <text:p>31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31">
                <text:p>31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31">
                <text:p>31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32">
                <text:p>32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32">
                <text:p>32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32">
                <text:p>32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33">
                <text:p>33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33">
                <text:p>33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33">
                <text:p>33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34">
                <text:p>34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34">
                <text:p>3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34">
                <text:p>34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36">
                <text:p>36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36">
                <text:p>36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36">
                <text:p>36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37">
                <text:p>37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37">
                <text:p>37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37">
                <text:p>37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38">
                <text:p>38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38">
                <text:p>38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38">
                <text:p>38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39">
                <text:p>39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39">
                <text:p>39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39">
                <text:p>39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40">
                <text:p>40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40">
                <text:p>40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40">
                <text:p>40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41">
                <text:p>41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41">
                <text:p>41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41">
                <text:p>41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42">
                <text:p>42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42">
                <text:p>4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42">
                <text:p>42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43">
                <text:p>43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43">
                <text:p>4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43">
                <text:p>43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44">
                <text:p>44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44">
                <text:p>4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44">
                <text:p>44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46">
                <text:p>46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46">
                <text:p>46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46">
                <text:p>46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47">
                <text:p>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47">
                <text:p>47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47">
                <text:p>47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48">
                <text:p>48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48">
                <text:p>4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48">
                <text:p>48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49">
                <text:p>49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49">
                <text:p>49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49">
                <text:p>49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50">
                <text:p>50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50">
                <text:p>50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50">
                <text:p>50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51">
                <text:p>51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51">
                <text:p>51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51">
                <text:p>51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52">
                <text:p>52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52">
                <text:p>52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52">
                <text:p>52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53">
                <text:p>53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53">
                <text:p>53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53">
                <text:p>53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54">
                <text:p>54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54">
                <text:p>5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54">
                <text:p>54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56">
                <text:p>56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56">
                <text:p>56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56">
                <text:p>56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57">
                <text:p>57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57">
                <text:p>57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57">
                <text:p>57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58">
                <text:p>58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58">
                <text:p>58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58">
                <text:p>58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59">
                <text:p>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59">
                <text:p>5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59">
                <text:p>59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60">
                <text:p>60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60">
                <text:p>60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60">
                <text:p>60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61">
                <text:p>61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61">
                <text:p>61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61">
                <text:p>61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62">
                <text:p>62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62">
                <text:p>6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62">
                <text:p>62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63">
                <text:p>63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63">
                <text:p>63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64">
                <text:p>6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64">
                <text:p>64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559cm" svg:y="0.397cm" chart:style-name="ch2">
          <text:p>Absorption/Scattering Ratio vs. Diffusion Operator Condition Number</text:p>
        </chart:title>
        <chart:plot-area chart:style-name="ch3" table:cell-range-address="Spectral.C13:Spectral.C36 Spectral.O13:Spectral.O36" svg:x="1.42cm" svg:y="1.959cm" svg:width="18.251cm" svg:height="9.895cm">
          <chartooo:coordinate-region svg:x="2.227cm" svg:y="2.158cm" svg:width="17.164cm" svg:height="9.049cm"/>
          <chart:axis chart:dimension="x" chart:name="primary-x" chart:style-name="ch4">
            <chart:title svg:x="9.046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11cm" chart:style-name="ch7">
              <text:p>kappa(A)</text:p>
            </chart:title>
            <chart:grid chart:style-name="ch8" chart:class="major"/>
          </chart:axis>
          <chart:series chart:style-name="ch9" chart:values-cell-range-address="Spectral.O13:Spectral.O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6cm" svg:y="0.449cm" chart:style-name="ch2">
          <text:p>Diffusion Operator Condition Number vs. Iteration Matrix Spectral Radius</text:p>
        </chart:title>
        <chart:plot-area chart:style-name="ch3" table:cell-range-address="Spectral.N13:Spectral.O36" svg:x="1.331cm" svg:y="1.947cm" svg:width="14.029cm" svg:height="9.723cm">
          <chartooo:coordinate-region svg:x="2.058cm" svg:y="2.146cm" svg:width="13.022cm" svg:height="8.877cm"/>
          <chart:axis chart:dimension="x" chart:name="primary-x" chart:style-name="ch4">
            <chart:title svg:x="7.64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3:Spectral.N36" chart:class="chart:scatter">
            <chart:domain table:cell-range-address="Spectral.O13:Spectral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625cm" svg:y="0.405cm" chart:style-name="ch2">
          <text:p>Diffusion Operator Condition Number vs. Transitions/History</text:p>
        </chart:title>
        <chart:legend chart:legend-position="bottom" svg:x="6.537cm" svg:y="12.696cm" style:legend-expansion="wide" chart:style-name="ch3"/>
        <chart:plot-area chart:style-name="ch4" table:cell-range-address="Spectral.O13:Spectral.O36 Spectral.E12:Spectral.E36 Spectral.T12:Spectral.T12 Spectral.T14:Spectral.T36" chart:data-source-has-labels="row" svg:x="1.429cm" svg:y="1.991cm" svg:width="18.662cm" svg:height="9.455cm">
          <chartooo:coordinate-region svg:x="2.606cm" svg:y="2.19cm" svg:width="17.205cm" svg:height="8.609cm"/>
          <chart:axis chart:dimension="x" chart:name="primary-x" chart:style-name="ch5">
            <chart:title svg:x="10.055cm" svg:y="11.715cm" chart:style-name="ch6">
              <text:p>kappa(A)</text:p>
            </chart:title>
          </chart:axis>
          <chart:axis chart:dimension="y" chart:name="primary-y" chart:style-name="ch7">
            <chart:title svg:x="0.451cm" svg:y="8.138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O13:Spectral.O36"/>
            <chart:data-point chart:repeated="24"/>
          </chart:series>
          <chart:series chart:style-name="ch11" chart:values-cell-range-address="Spectral.T14:Spectral.T36" chart:label-cell-address="Spectral.T12:Spectral.T12" chart:class="chart:scatter">
            <chart:domain table:cell-range-address="Spectral.O14:Spectral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pectral.T12:Spectral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569.888888888889">
                <text:p>569.888888888889</text:p>
                <draw:g>
                  <svg:desc>Spectral.O14:Spectral.O36</svg:desc>
                </draw:g>
              </table:table-cell>
              <table:table-cell office:value-type="float" office:value="17.9317124925847">
                <text:p>17.9317124925847</text:p>
                <draw:g>
                  <svg:desc>Spectral.T14:Spectral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2092.9">
                <text:p>2092.9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7.7959385017117">
                <text:p>17.7959385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252.37">
                <text:p>1252.37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17.6251215067147">
                <text:p>17.6251215067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771.779">
                <text:p>771.779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17.4218662691227">
                <text:p>17.4218662691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515.647">
                <text:p>515.647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16.9301941556531">
                <text:p>16.9301941556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277.985">
                <text:p>277.985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6.3472575674835">
                <text:p>16.3472575674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76">
                <text:p>176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5.7004629048647">
                <text:p>15.7004629048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22">
                <text:p>122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15.0156626495203">
                <text:p>15.0156626495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90">
                <text:p>9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14.3153793358912">
                <text:p>14.3153793358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70">
                <text:p>70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3.617913363617">
                <text:p>13.617913363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56">
                <text:p>56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12.9371787598043">
                <text:p>12.9371787598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46">
                <text:p>46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12.283032869274">
                <text:p>12.283032869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39">
                <text:p>39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11.661873243882">
                <text:p>11.661873243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34">
                <text:p>34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11.0773262756084">
                <text:p>11.0773262756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29">
                <text:p>29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10.5309137456479">
                <text:p>10.5309137456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26">
                <text:p>26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10.0226364784867">
                <text:p>10.0226364784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23">
                <text:p>23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9.11564653213111">
                <text:p>9.11564653213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19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8.34154759437616">
                <text:p>8.34154759437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16">
                <text:p>16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7.68193964389859">
                <text:p>7.68193964389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14">
                <text:p>14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5.54373022280971">
                <text:p>5.54373022280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9">
                <text:p>9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4.43814894875906">
                <text:p>4.43814894875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6">
                <text:p>6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2.49819775740779">
                <text:p>2.49819775740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3">
                <text:p>3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1.83052600272941">
                <text:p>1.8305260027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3:Spectral.E36 Spectral.Q13:Spectral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3:Spectral.Q36" chart:class="chart:scatter">
            <chart:domain table:cell-range-address="Spectral.E13:Spectral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3:Spectral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